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363cm" fo:min-width="2.895cm" fo:padding-top="0.009cm" fo:padding-bottom="0.009cm" fo:padding-left="0.009cm" fo:padding-right="0.009cm"/>
    </style:style>
    <style:style style:name="gr2" style:family="graphic" style:parent-style-name="standard">
      <style:graphic-properties draw:stroke="solid" svg:stroke-width="0.018cm" svg:stroke-color="#000000" draw:marker-start-width="0.227cm" draw:marker-end-width="0.227cm" draw:fill-color="#b2b2b2" draw:textarea-horizontal-align="justify" draw:textarea-vertical-align="middle" draw:auto-grow-height="false" fo:min-height="0.363cm" fo:min-width="2.895cm" fo:padding-top="0.009cm" fo:padding-bottom="0.009cm" fo:padding-left="0.009cm" fo:padding-right="0.009cm"/>
    </style:style>
    <style:style style:name="gr3" style:family="graphic" style:parent-style-name="standard">
      <style:graphic-properties draw:stroke="none" svg:stroke-color="#000000" draw:fill="none" draw:fill-color="#ffffff" fo:min-height="0.508cm"/>
    </style:style>
    <style:style style:name="gr4" style:family="graphic" style:parent-style-name="standard">
      <style:graphic-properties draw:stroke="none" svg:stroke-color="#000000" draw:fill="none" draw:fill-color="#ffffff" fo:min-height="0.369cm"/>
    </style:style>
    <style:style style:name="P1" style:family="paragraph">
      <style:paragraph-properties fo:text-align="center"/>
      <style:text-properties style:font-name="Liberation Serif"/>
    </style:style>
    <style:style style:name="P2" style:family="paragraph">
      <loext:graphic-properties draw:fill-color="#eeeeee"/>
      <style:paragraph-properties fo:text-align="center"/>
      <style:text-properties style:font-name="Liberation Serif" fo:font-size="6pt" fo:font-weight="normal" style:font-size-asian="8pt" style:font-size-complex="8pt"/>
    </style:style>
    <style:style style:name="P3" style:family="paragraph">
      <loext:graphic-properties draw:fill-color="#b2b2b2"/>
      <style:paragraph-properties fo:text-align="center"/>
      <style:text-properties style:font-name="Liberation Serif" fo:font-size="6pt" fo:font-weight="normal" style:font-size-asian="8pt" style:font-size-complex="8pt"/>
    </style:style>
    <style:style style:name="P4" style:family="paragraph">
      <style:text-properties style:font-name="Liberation Serif"/>
    </style:style>
    <style:style style:name="P5" style:family="paragraph">
      <loext:graphic-properties draw:fill="none" draw:fill-color="#ffffff"/>
      <style:text-properties style:font-name="Liberation Serif" fo:font-size="8pt" style:font-size-asian="8pt" style:font-size-complex="8pt"/>
    </style:style>
    <style:style style:name="P6" style:family="paragraph">
      <loext:graphic-properties draw:fill="none" draw:fill-color="#ffffff"/>
      <style:text-properties style:font-name="Liberation Serif" fo:font-size="6pt" style:font-size-asian="8pt" style:font-size-complex="8pt"/>
    </style:style>
    <style:style style:name="T1" style:family="text">
      <style:text-properties fo:font-size="6pt" fo:font-weight="normal" style:font-size-asian="8pt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2.913cm" svg:height="0.381cm" svg:x="0.936cm" svg:y="5.105cm">
          <text:p text:style-name="P1"><text:span text:style-name="T1">Image (3 x 32 x 32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13cm" svg:height="0.381cm" svg:x="0.936cm" svg:y="4.705cm">
          <text:p text:style-name="P1"><text:span text:style-name="T1">3 x 3 Conv (64), ReL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13cm" svg:height="0.381cm" svg:x="0.936cm" svg:y="4.305cm">
          <text:p text:style-name="P1"><text:span text:style-name="T1">3 x 3 Conv (64), ReL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0.936cm" svg:y="3.905cm">
          <text:p text:style-name="P1"><text:span text:style-name="T1">2 x 2 MaxPool, stride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13cm" svg:height="0.381cm" svg:x="0.935cm" svg:y="3.505cm">
          <text:p text:style-name="P1"><text:span text:style-name="T1">3 x 3 Conv (128), ReL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0.935cm" svg:y="2.705cm">
          <text:p text:style-name="P1"><text:span text:style-name="T1">BatchNormalization (128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0.935cm" svg:y="3.105cm">
          <text:p text:style-name="P1"><text:span text:style-name="T1">2 x 2 MaxPool, stride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13cm" svg:height="0.381cm" svg:x="0.935cm" svg:y="2.305cm">
          <text:p text:style-name="P1"><text:span text:style-name="T1">3 x 3 Conv (256), ReL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0.936cm" svg:y="1.905cm">
          <text:p text:style-name="P1"><text:span text:style-name="T1">2 x 2 MaxPool, stride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0.935cm" svg:y="1.504cm">
          <text:p text:style-name="P1"><text:span text:style-name="T1">Flatt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0.934cm" svg:y="1.102cm">
          <text:p text:style-name="P1"><text:span text:style-name="T1">FC (128), ReL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0.935cm" svg:y="0.702cm">
          <text:p text:style-name="P1"><text:span text:style-name="T1">FC (10), Softma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5.231cm" svg:y="5.105cm">
          <text:p text:style-name="P1"><text:span text:style-name="T1">Image (3 x 32 x 32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13cm" svg:height="0.381cm" svg:x="5.231cm" svg:y="4.705cm">
          <text:p text:style-name="P1"><text:span text:style-name="T1">3 x 3 DConv, ReL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13cm" svg:height="0.381cm" svg:x="5.231cm" svg:y="4.305cm">
          <text:p text:style-name="P1"><text:span text:style-name="T1">1 x 1 Conv (64), ReL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5.231cm" svg:y="3.905cm">
          <text:p text:style-name="P1"><text:span text:style-name="T1">2 x 2 MaxPool, stride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13cm" svg:height="0.381cm" svg:x="5.231cm" svg:y="3.505cm">
          <text:p text:style-name="P1"><text:span text:style-name="T1">3 x 3 DConv, ReL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13cm" svg:height="0.381cm" svg:x="5.231cm" svg:y="3.105cm">
          <text:p text:style-name="P1"><text:span text:style-name="T1">1 x 1 Conv (64), ReL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5.231cm" svg:y="2.705cm">
          <text:p text:style-name="P1"><text:span text:style-name="T1">2 x 2 MaxPool, stride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5.232cm" svg:y="2.305cm">
          <text:p text:style-name="P1"><text:span text:style-name="T1">BatchNormalization (64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5.23cm" svg:y="1.505cm">
          <text:p text:style-name="P1"><text:span text:style-name="T1">2 x 2 MaxPool, stride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13cm" svg:height="0.381cm" svg:x="5.232cm" svg:y="1.905cm">
          <text:p text:style-name="P1"><text:span text:style-name="T1">3 x 3 Conv (64), ReL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5.231cm" svg:y="1.104cm">
          <text:p text:style-name="P1"><text:span text:style-name="T1">Flatt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13cm" svg:height="0.381cm" svg:x="5.232cm" svg:y="0.702cm">
          <text:p text:style-name="P1"><text:span text:style-name="T1">FC (10), Softmax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378cm" svg:height="0.508cm" svg:x="1.762cm" svg:y="0.127cm">
          <draw:text-box>
            <text:p text:style-name="P4"><text:span text:style-name="T2">Model A</text:span></text:p>
          </draw:text-box>
        </draw:frame>
        <draw:frame draw:style-name="gr3" draw:text-style-name="P5" draw:layer="layout" svg:width="1.378cm" svg:height="0.508cm" svg:x="6.062cm" svg:y="0.127cm">
          <draw:text-box>
            <text:p text:style-name="P4"><text:span text:style-name="T2">Model B</text:span></text:p>
          </draw:text-box>
        </draw:frame>
        <draw:frame draw:style-name="gr4" draw:text-style-name="P6" draw:layer="layout" svg:width="0.685cm" svg:height="0.369cm" svg:x="4.722cm" svg:y="4.776cm">
          <draw:text-box>
            <text:p text:style-name="P4"><text:span text:style-name="T3">(1B)</text:span></text:p>
          </draw:text-box>
        </draw:frame>
        <draw:frame draw:style-name="gr4" draw:text-style-name="P6" draw:layer="layout" svg:width="0.685cm" svg:height="0.369cm" svg:x="4.723cm" svg:y="4.377cm">
          <draw:text-box>
            <text:p text:style-name="P4"><text:span text:style-name="T3">(2B)</text:span></text:p>
          </draw:text-box>
        </draw:frame>
        <draw:frame draw:style-name="gr4" draw:text-style-name="P6" draw:layer="layout" svg:width="0.685cm" svg:height="0.369cm" svg:x="4.724cm" svg:y="3.578cm">
          <draw:text-box>
            <text:p text:style-name="P4"><text:span text:style-name="T3">(3B)</text:span></text:p>
          </draw:text-box>
        </draw:frame>
        <draw:frame draw:style-name="gr4" draw:text-style-name="P6" draw:layer="layout" svg:width="0.685cm" svg:height="0.369cm" svg:x="4.725cm" svg:y="3.179cm">
          <draw:text-box>
            <text:p text:style-name="P4"><text:span text:style-name="T3">(4B)</text:span></text:p>
          </draw:text-box>
        </draw:frame>
        <draw:frame draw:style-name="gr4" draw:text-style-name="P6" draw:layer="layout" svg:width="0.685cm" svg:height="0.369cm" svg:x="4.726cm" svg:y="1.98cm">
          <draw:text-box>
            <text:p text:style-name="P4"><text:span text:style-name="T3">(5B)</text:span></text:p>
          </draw:text-box>
        </draw:frame>
        <draw:frame draw:style-name="gr4" draw:text-style-name="P6" draw:layer="layout" svg:width="0.685cm" svg:height="0.369cm" svg:x="0.422cm" svg:y="4.773cm">
          <draw:text-box>
            <text:p text:style-name="P4"><text:span text:style-name="T3">(1A)</text:span></text:p>
          </draw:text-box>
        </draw:frame>
        <draw:frame draw:style-name="gr4" draw:text-style-name="P6" draw:layer="layout" svg:width="0.685cm" svg:height="0.369cm" svg:x="0.423cm" svg:y="4.374cm">
          <draw:text-box>
            <text:p text:style-name="P4"><text:span text:style-name="T3">(2A)</text:span></text:p>
          </draw:text-box>
        </draw:frame>
        <draw:frame draw:style-name="gr4" draw:text-style-name="P6" draw:layer="layout" svg:width="0.685cm" svg:height="0.369cm" svg:x="0.424cm" svg:y="3.575cm">
          <draw:text-box>
            <text:p text:style-name="P4"><text:span text:style-name="T3">(3A)</text:span></text:p>
          </draw:text-box>
        </draw:frame>
        <draw:frame draw:style-name="gr4" draw:text-style-name="P6" draw:layer="layout" svg:width="0.685cm" svg:height="0.369cm" svg:x="0.425cm" svg:y="2.376cm">
          <draw:text-box>
            <text:p text:style-name="P4"><text:span text:style-name="T3">(4A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5.7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8T04:36:10.970651325</dc:date>
    <meta:editing-duration>PT3H36M11S</meta:editing-duration>
    <meta:editing-cycles>30</meta:editing-cycles>
    <meta:document-statistic meta:object-count="35"/>
  </office:meta>
</office:document-meta>
</file>